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0066C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0066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66FF00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fo:background-color="#66FF00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fo:background-color="#66F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1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8.44020833333333cm"/>
    </style:style>
    <style:style style:name="co4" style:family="table-column">
      <style:table-column-properties fo:break-before="auto" style:column-width="9.23395833333333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9.36625cm"/>
    </style:style>
    <style:style style:name="co8" style:family="table-column">
      <style:table-column-properties fo:break-before="auto" style:column-width="8.06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14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sh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number-columns-spanned="7" table:number-rows-spanned="1" table:style-name="ce4">
            <text:p>OBJETIVO GENERAL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5">
            <text:p>Desarrollar un sistema de notificaciones</text:p>
            <text:p>que permita conocer el estado de</text:p>
            <text:p>Servicios y recursos de un ordenador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Sprint1 – ANDROMED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alizar un Analisis del sistem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efinir los Requerimientos Funcional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efinir los Requerimientos NO Funcional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alizar el Diseno y Arquitectura del Sistema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">
            <text:p>Objetivo Especifico 1</text:p>
          </table:table-cell>
          <table:table-cell table:style-name="ce1"/>
          <table:table-cell office:value-type="string" table:style-name="ce3">
            <text:p>Objetivo Especifico 2</text:p>
          </table:table-cell>
          <table:table-cell table:style-name="ce1"/>
          <table:table-cell office:value-type="string" table:style-name="ce3">
            <text:p>Objetivo Especifico 3</text:p>
          </table:table-cell>
          <table:table-cell table:style-name="ce1"/>
          <table:table-cell office:value-type="string" table:style-name="ce3">
            <text:p>Objetivo Especifico 4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Desarrollar una aplicación que envié</text:p>
            <text:p>alertas originadas por eventos o aplicaciones</text:p>
            <text:p>Del sistema operativo hacia un servicio Web REST.</text:p>
          </table:table-cell>
          <table:table-cell table:style-name="ce1"/>
          <table:table-cell office:value-type="string" table:style-name="ce8">
            <text:p>Desarrollar una aplicación Web</text:p>
            <text:p>que permita, recibir, procesar</text:p>
            <text:p><text:s/>y realizar notificaciones a</text:p>
            <text:p>usuarios conectados,</text:p>
            <text:p>utilizando tecnologías REST</text:p>
            <text:p>y WebSockets para el</text:p>
            <text:p>Intercambio de información.</text:p>
          </table:table-cell>
          <table:table-cell table:style-name="ce1"/>
          <table:table-cell office:value-type="string" table:style-name="ce8">
            <text:p>Desarrollar un módulo enfocado</text:p>
            <text:p>en la configuración del servicio</text:p>
            <text:p>de notificaciones, mediante</text:p>
            <text:p>el cual se realicen registros,</text:p>
            <text:p>modificaciones o eliminación</text:p>
            <text:p>De <text:s/>usuarios y servidores.</text:p>
          </table:table-cell>
          <table:table-cell table:style-name="ce1"/>
          <table:table-cell office:value-type="string" table:style-name="ce9">
            <text:p>Desarrollar una aplicación para</text:p>
            <text:p>dispositivos móviles, que</text:p>
            <text:p>reciba notificaciones en tiempo real</text:p>
            <text:p>, de tal forma que permita a sus</text:p>
            <text:p>usuarios conocer el estado actual</text:p>
            <text:p>de servicios y recursos de los</text:p>
            <text:p>ordenadores que emiten dichas</text:p>
            <text:p>Notificaciones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Sprint2 – CETUS</text:p>
          </table:table-cell>
          <table:table-cell table:style-name="ce1"/>
          <table:table-cell office:value-type="string" table:style-name="ce2">
            <text:p>Sprint5 – CRATER</text:p>
          </table:table-cell>
          <table:table-cell table:style-name="ce1"/>
          <table:table-cell office:value-type="string" table:style-name="ce2">
            <text:p>Sprint8 – SAGGITARIUS</text:p>
          </table:table-cell>
          <table:table-cell table:style-name="ce1"/>
          <table:table-cell office:value-type="string" table:style-name="ce2">
            <text:p>Sprint10 – APU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el Diseno de la aplicacion Sensor</text:p>
          </table:table-cell>
          <table:table-cell table:style-name="ce1"/>
          <table:table-cell office:value-type="string" table:style-name="ce1">
            <text:p>Definicion de Rutas de acceso para Servicio REST</text:p>
          </table:table-cell>
          <table:table-cell table:style-name="ce1"/>
          <table:table-cell office:value-type="string" table:style-name="ce1">
            <text:p>Realizar el diseno de la Aplicacion Web</text:p>
          </table:table-cell>
          <table:table-cell table:style-name="ce1"/>
          <table:table-cell office:value-type="string" table:style-name="ce1">
            <text:p>Realizar el diseno de la aplicacion Movi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prototipo para la aplicacion Sensor</text:p>
          </table:table-cell>
          <table:table-cell table:style-name="ce1"/>
          <table:table-cell office:value-type="string" table:style-name="ce1">
            <text:p>Realizar la implementacion de los servicios Web</text:p>
          </table:table-cell>
          <table:table-cell table:style-name="ce1"/>
          <table:table-cell office:value-type="string" table:style-name="ce1">
            <text:p>Realizar el prototipo para la aplicacion web</text:p>
          </table:table-cell>
          <table:table-cell table:style-name="ce1"/>
          <table:table-cell office:value-type="string" table:style-name="ce1">
            <text:p>Realizar el prototipo para la aplicacion movi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pruebas de funcionalidad de la aplicacion Sensor</text:p>
          </table:table-cell>
          <table:table-cell table:style-name="ce1"/>
          <table:table-cell office:value-type="string" table:style-name="ce1">
            <text:p>Realizar pruebas de funcionalidad Servicios REST</text:p>
          </table:table-cell>
          <table:table-cell table:style-name="ce1"/>
          <table:table-cell office:value-type="string" table:style-name="ce1">
            <text:p>Realizar pruebas de funcionalidad de la aplicacion Web</text:p>
          </table:table-cell>
          <table:table-cell table:style-name="ce1"/>
          <table:table-cell office:value-type="string" table:style-name="ce1">
            <text:p>Realizar pruebas de funcionalida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pruebas de integracion con Mon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print3 – COLUMBA</text:p>
          </table:table-cell>
          <table:table-cell table:style-name="ce1"/>
          <table:table-cell office:value-type="string" table:style-name="ce2">
            <text:p>Sprint6 – ERIDANUS</text:p>
          </table:table-cell>
          <table:table-cell table:style-name="ce1"/>
          <table:table-cell office:value-type="string" table:style-name="ce2">
            <text:p>Sprint9 – AURIGA</text:p>
          </table:table-cell>
          <table:table-cell table:style-name="ce1"/>
          <table:table-cell office:value-type="string" table:style-name="ce2">
            <text:p>Sprint11 – PHOENIX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el diseno de los servicios Web</text:p>
          </table:table-cell>
          <table:table-cell table:style-name="ce1"/>
          <table:table-cell office:value-type="string" table:style-name="ce1">
            <text:p>Realizar la implementacion de los servicios Web</text:p>
          </table:table-cell>
          <table:table-cell table:style-name="ce1"/>
          <table:table-cell office:value-type="string" table:style-name="ce1">
            <text:p>Realizar la implementacion de la Aplicacion Web</text:p>
          </table:table-cell>
          <table:table-cell table:style-name="ce1"/>
          <table:table-cell office:value-type="string" table:style-name="ce1">
            <text:p>Realizar la implementacion de la aplicacion movi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el prototipo para el servicio web</text:p>
          </table:table-cell>
          <table:table-cell table:style-name="ce1"/>
          <table:table-cell office:value-type="string" table:style-name="ce1">
            <text:p>Realizar pruebas de funcionalidad Servicios REST</text:p>
          </table:table-cell>
          <table:table-cell table:style-name="ce1"/>
          <table:table-cell office:value-type="string" table:style-name="ce1">
            <text:p>Realizar pruebas de funcionalidad de la aplicacion Web</text:p>
          </table:table-cell>
          <table:table-cell table:style-name="ce1"/>
          <table:table-cell office:value-type="string" table:style-name="ce1">
            <text:p>Realizar pruebas de funcionalida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ealizar pruebas de integracion (Aplicacion Sensor – Servicio REST)</text:p>
          </table:table-cell>
          <table:table-cell table:style-name="ce1"/>
          <table:table-cell office:value-type="string" table:style-name="ce1">
            <text:p>Realizar pruebas de integracion Servicios REST</text:p>
          </table:table-cell>
          <table:table-cell table:style-name="ce1"/>
          <table:table-cell office:value-type="string" table:style-name="ce1">
            <text:p>Realizar pruebas de integracion REST WebSockets</text:p>
          </table:table-cell>
          <table:table-cell table:style-name="ce1"/>
          <table:table-cell office:value-type="string" table:style-name="ce1">
            <text:p>Realizar pruebas de integracion REST WebSockets</text:p>
          </table:table-cell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Sprint4 – CYGNUS</text:p>
          </table:table-cell>
          <table:table-cell table:style-name="ce1"/>
          <table:table-cell office:value-type="string" table:style-name="ce2">
            <text:p>Sprint7 – CENTAURU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diseno Aplicacion Sensor</text:p>
          </table:table-cell>
          <table:table-cell table:style-name="ce1"/>
          <table:table-cell office:value-type="string" table:style-name="ce1">
            <text:p>Realizar prototipo de servicios con WebSocke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plementacion Aplicacion Sensor</text:p>
          </table:table-cell>
          <table:table-cell table:style-name="ce1"/>
          <table:table-cell office:value-type="string" table:style-name="ce1">
            <text:p>Realizar pruebas de funcionalidad WebSocke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alizar pruebas de Integracion (Aplicacion Sensor – Servicio REST)</text:p>
          </table:table-cell>
          <table:table-cell table:style-name="ce1"/>
          <table:table-cell office:value-type="string" table:style-name="ce1">
            <text:p>Realizar pruebas de integracion REST WebSocke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ealizar pruebas de integracion con Monit</text:p>
          </table:table-cell>
          <table:table-cell table:number-columns-repeated="16383" table:style-name="ce1"/>
        </table:table-row>
        <table:table-row table:style-name="ro4">
          <table:table-cell office:value-type="string" table:number-columns-spanned="7" table:number-rows-spanned="1" table:style-name="ce6">
            <text:p>BUG FIXING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Sprint12 – SCORPIUS</text:p>
          </table:table-cell>
          <table:table-cell table:style-name="ce1"/>
          <table:table-cell office:value-type="string" table:style-name="ce2">
            <text:p>Sprint13 – CAPRICORNUS</text:p>
          </table:table-cell>
          <table:table-cell table:style-name="ce1"/>
          <table:table-cell office:value-type="string" table:style-name="ce2">
            <text:p>Sprint14 – LIBRA</text:p>
          </table:table-cell>
          <table:table-cell table:style-name="ce1"/>
          <table:table-cell office:value-type="string" table:style-name="ce2">
            <text:p>Sprint15 – HERCULES</text:p>
          </table:table-cell>
          <table:table-cell table:number-columns-repeated="16377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ANDROMEDA" table:style-name="ta1"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3">
            <text:p>Historia de Usuario</text:p>
          </table:table-cell>
          <table:table-cell office:value-type="string" table:style-name="ce3">
            <text:p>Tarea</text:p>
          </table:table-cell>
          <table:table-cell office:value-type="string" table:style-name="ce3">
            <text:p>Estimación</text:p>
          </table:table-cell>
          <table:table-cell office:value-type="string" table:style-name="ce3">
            <text:p>Duracion</text:p>
          </table:table-cell>
          <table:table-cell office:value-type="string" table:style-name="ce3">
            <text:p>Puntos</text:p>
          </table:table-cell>
          <table:table-cell office:value-type="string" table:style-name="ce3">
            <text:p>Dia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alizar el análisis del problema en general</text:p>
          </table:table-cell>
          <table:table-cell office:value-type="string" table:style-name="ce1">
            <text:p>Realizar el diagrama de la arquitectura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efinir los Requerimientos Funcionales</text:p>
          </table:table-cell>
          <table:table-cell office:value-type="string" table:style-name="ce1">
            <text:p>Realizar casos de uso para servicios REST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efinir los Requerimientos NO Funcionales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ealizar el Diseno y Arquitectura del Sistem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CET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COLUMBA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6" table:style-name="ro2">
          <table:table-cell table:number-columns-repeated="16384"/>
        </table:table-row>
        <table:table-row table:style-name="ro2">
          <table:table-cell office:value-type="string" table:style-name="ce1">
            <text:p>Definicion y Creacion de Rutas para Alerta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 Rutas para Usuario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 Rutas para Sensores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l Modelo para Alerta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l Modelo para Usuario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 Modelo para Sensor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efinicion y Creacion de Modelo para Session</text:p>
          </table:table-cell>
          <table:table-cell table:number-columns-repeated="16383"/>
        </table:table-row>
        <table:table-row table:number-rows-repeated="1048563" table:style-name="ro2">
          <table:table-cell table:number-columns-repeated="16384"/>
        </table:table-row>
      </table:table>
      <table:table table:name="CYGN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CRATER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ERIDAN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CENTAUR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AGGITARI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AURIGA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APUS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PHOENIX" table:style-name="ta1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BO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36" number:language="es" number:country="BO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briel </meta:initial-creator>
    <dc:creator>Gabriel E. Delgado Rocha</dc:creator>
    <meta:creation-date>2014-10-03T11:09:38Z</meta:creation-date>
    <dc:date>2015-01-15T18:05:48Z</dc:date>
    <meta:editing-cycles>16</meta:editing-cycles>
    <meta:editing-duration>PT25812S</meta:editing-duration>
  </office:meta>
</office:document-meta>
</file>